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officeooo:rsid="0020edc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officeooo:rsid="00228c5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3c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e ES3A3 </text:p>
      <text:p text:style-name="P1"/>
      <text:p text:style-name="P2">Arquitetura de Software (Aula 02)</text:p>
      <text:p text:style-name="P2"/>
      <text:p text:style-name="P4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 como escalabilidade, segurança, desempenho e etc.</text:span></text:p>
      <text:p text:style-name="P4"/>
      <text:p text:style-name="P4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4"/>
      <text:p text:style-name="P4"/>
      <text:p text:style-name="P3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3"><text:span text:style-name="T8"/></text:p>
      <text:p text:style-name="P3"><text:span text:style-name="T8"/></text:p>
      <text:p text:style-name="P5"><text:span text:style-name="T2">P</text:span><text:span text:style-name="T1">rojeto x Arquitetura</text:span>: <text:span text:style-name="T14">Quando dizemos que um objeto é uma instância de uma classe, significa que esse objeto é criado a partir de um modelo ou molde definido pela classe</text:span><text:span text:style-name="T16">.</text:span> No caso “Projeto X Arquitetura”, <text:span text:style-name="T15">o projeto é uma instância de uma arquitetura, ou seja, ele é produzido através do “modelo” de uma arquitetura definida.</text:span></text:p>
      <text:p text:style-name="P5"/>
      <text:p text:style-name="P5">* <text:span text:style-name="T17">Todo projeto tem inicio com base em uma arquitetura previamente definida.</text:span></text:p>
      <text:p text:style-name="P5"/>
      <text:p text:style-name="P5"/>
      <text:p text:style-name="P5"/>
      <text:p text:style-name="P5"/>
      <text:p text:style-name="P3"><text:span text:style-name="T8"/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01:15:49.079000000</dc:date>
    <meta:editing-duration>PT1H21M7S</meta:editing-duration>
    <meta:editing-cycles>1</meta:editing-cycles>
    <meta:document-statistic meta:table-count="0" meta:image-count="0" meta:object-count="0" meta:page-count="1" meta:paragraph-count="7" meta:word-count="188" meta:character-count="1200" meta:non-whitespace-character-count="1018"/>
    <meta:generator>LibreOffice/7.2.1.2$Windows_X86_64 LibreOffice_project/87b77fad49947c1441b67c559c339af8f3517e22</meta:generator>
  </office:meta>
</office:document-meta>
</file>